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4.348cm" fo:min-width="4.09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ff0000" draw:marker-start-width="0.517cm" draw:marker-end-width="0.517cm" draw:fill="none" draw:textarea-horizontal-align="justify" draw:textarea-vertical-align="middle" draw:auto-grow-height="false" fo:min-height="7.812cm" fo:min-width="7.562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3.358cm" fo:min-width="3.108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6.5cm" svg:x="3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4cm" svg:height="11.4cm" svg:x="6.6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1cm" svg:height="5.1cm" svg:x="2.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4:06:07.193658131</meta:creation-date>
    <dc:date>2017-05-31T14:08:38.947476330</dc:date>
    <meta:editing-duration>PT2M31S</meta:editing-duration>
    <meta:editing-cycles>1</meta:editing-cycles>
    <meta:document-statistic meta:object-count="3"/>
    <meta:generator>LibreOffice/5.1.4.2$Linux_X86_64 LibreOffice_project/10m0$Build-2</meta:generator>
  </office:meta>
</office:document-meta>
</file>